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5in" style:contextual-spacing="false" fo:text-align="center" style:justify-single-word="false"/>
      <style:text-properties fo:font-size="20pt" fo:font-weight="bold"/>
    </style:style>
    <style:style style:name="P2" style:family="paragraph" style:parent-style-name="Standard">
      <style:paragraph-properties fo:margin-top="0in" fo:margin-bottom="0.0201in" style:contextual-spacing="false" fo:line-height="100%"/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l Inspiron 7500 2-in-1</text:p>
      <text:p text:style-name="P1">i5-1035G1</text:p>
      <text:p text:style-name="P2">Technical Specifications (10th Gen)</text:p>
      <text:p text:style-name="P2">CPU: i5-1035G1 (4 Cores @ 1.00GHz</text:p>
      <text:p text:style-name="P2">RAM: None | Storage: None</text:p>
      <text:p text:style-name="P2"><text:soft-page-break/>Battery: YES | BIOS: Unlocked</text:p>
      <text:p text:style-name="P2">Loc: Shipping | Cond: Refurbished</text:p>
      <text:p text:style-name="P2">S/N: N/A | Status: In Warehouse</text:p>
      <text:p text:style-name="P2">GPU: TouchScreen | Res: —</text:p>
      <text:p text:style-name="P2">OS: — | Cosmetic: Grade 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4:55:58.329430000</meta:creation-date>
    <meta:editing-duration>P0D</meta:editing-duration>
    <meta:editing-cycles>1</meta:editing-cycles>
    <meta:generator>LibreOffice/26.2.1.2$Windows_X86_64 LibreOffice_project/620$Build-2</meta:generator>
    <meta:document-statistic meta:table-count="0" meta:image-count="0" meta:object-count="0" meta:page-count="2" meta:paragraph-count="10" meta:word-count="45" meta:character-count="270" meta:non-whitespace-character-count="233"/>
  </office:meta>
</office:document-meta>
</file>